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Preformatted_20_Text">
      <style:text-properties officeooo:paragraph-rsid="00640cbc"/>
    </style:style>
    <style:style style:name="P142" style:family="paragraph" style:parent-style-name="Preformatted_20_Text">
      <style:text-properties officeooo:paragraph-rsid="006540c0"/>
    </style:style>
    <style:style style:name="P143" style:family="paragraph" style:parent-style-name="Preformatted_20_Text">
      <style:text-properties officeooo:paragraph-rsid="00662b6a"/>
    </style:style>
    <style:style style:name="P144" style:family="paragraph" style:parent-style-name="Preformatted_20_Text">
      <style:text-properties officeooo:paragraph-rsid="00669c22"/>
    </style:style>
    <style:style style:name="P145" style:family="paragraph" style:parent-style-name="Preformatted_20_Text">
      <style:text-properties officeooo:paragraph-rsid="0066cc68"/>
    </style:style>
    <style:style style:name="P146" style:family="paragraph" style:parent-style-name="Preformatted_20_Text">
      <style:text-properties officeooo:paragraph-rsid="006eda94"/>
    </style:style>
    <style:style style:name="P147" style:family="paragraph" style:parent-style-name="Preformatted_20_Text">
      <style:text-properties officeooo:paragraph-rsid="0074eda6"/>
    </style:style>
    <style:style style:name="P148" style:family="paragraph" style:parent-style-name="Preformatted_20_Text">
      <style:text-properties officeooo:paragraph-rsid="0075a762"/>
    </style:style>
    <style:style style:name="P149" style:family="paragraph" style:parent-style-name="Preformatted_20_Text">
      <style:text-properties officeooo:paragraph-rsid="0074a7c1"/>
    </style:style>
    <style:style style:name="P150" style:family="paragraph" style:parent-style-name="Preformatted_20_Text">
      <style:text-properties officeooo:paragraph-rsid="0078199a"/>
    </style:style>
    <style:style style:name="P151" style:family="paragraph" style:parent-style-name="Preformatted_20_Text">
      <style:text-properties officeooo:paragraph-rsid="00788a2c"/>
    </style:style>
    <style:style style:name="P152" style:family="paragraph" style:parent-style-name="Preformatted_20_Text">
      <style:text-properties officeooo:paragraph-rsid="007f5548"/>
    </style:style>
    <style:style style:name="P153" style:family="paragraph" style:parent-style-name="Preformatted_20_Text">
      <style:text-properties officeooo:paragraph-rsid="007fd6b6"/>
    </style:style>
    <style:style style:name="P154" style:family="paragraph" style:parent-style-name="Preformatted_20_Text">
      <style:text-properties officeooo:paragraph-rsid="008101b5"/>
    </style:style>
    <style:style style:name="P155" style:family="paragraph" style:parent-style-name="Preformatted_20_Text">
      <style:text-properties officeooo:paragraph-rsid="0081b551"/>
    </style:style>
    <style:style style:name="P156" style:family="paragraph" style:parent-style-name="Preformatted_20_Text">
      <style:text-properties officeooo:paragraph-rsid="0082a24e"/>
    </style:style>
    <style:style style:name="P157" style:family="paragraph" style:parent-style-name="Preformatted_20_Text">
      <style:text-properties officeooo:paragraph-rsid="00871dc3"/>
    </style:style>
    <style:style style:name="P158" style:family="paragraph" style:parent-style-name="Preformatted_20_Text">
      <style:text-properties officeooo:paragraph-rsid="007daaf0"/>
    </style:style>
    <style:style style:name="P159" style:family="paragraph" style:parent-style-name="Preformatted_20_Text">
      <style:text-properties officeooo:paragraph-rsid="0087c238"/>
    </style:style>
    <style:style style:name="P160"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1" style:family="paragraph" style:parent-style-name="Preformatted_20_Text">
      <style:text-properties officeooo:paragraph-rsid="00845ae3"/>
    </style:style>
    <style:style style:name="P162" style:family="paragraph" style:parent-style-name="Preformatted_20_Text">
      <style:text-properties officeooo:paragraph-rsid="00898dd7"/>
    </style:style>
    <style:style style:name="P163" style:family="paragraph" style:parent-style-name="Preformatted_20_Text">
      <style:text-properties officeooo:paragraph-rsid="008b81dc"/>
    </style:style>
    <style:style style:name="P164" style:family="paragraph" style:parent-style-name="Preformatted_20_Text">
      <style:text-properties officeooo:paragraph-rsid="008e987a"/>
    </style:style>
    <style:style style:name="P165" style:family="paragraph" style:parent-style-name="Preformatted_20_Text">
      <style:text-properties officeooo:paragraph-rsid="00904d46"/>
    </style:style>
    <style:style style:name="P166" style:family="paragraph" style:parent-style-name="Preformatted_20_Text">
      <style:text-properties officeooo:paragraph-rsid="00914c14"/>
    </style:style>
    <style:style style:name="P167" style:family="paragraph" style:parent-style-name="Preformatted_20_Text">
      <style:text-properties officeooo:paragraph-rsid="0091b329"/>
    </style:style>
    <style:style style:name="P168" style:family="paragraph" style:parent-style-name="Preformatted_20_Text">
      <style:text-properties officeooo:paragraph-rsid="0091bbe7"/>
    </style:style>
    <style:style style:name="P169" style:family="paragraph" style:parent-style-name="Preformatted_20_Text">
      <style:text-properties officeooo:paragraph-rsid="009262cf"/>
    </style:style>
    <style:style style:name="P170" style:family="paragraph" style:parent-style-name="Preformatted_20_Text">
      <style:text-properties officeooo:paragraph-rsid="0093d92e"/>
    </style:style>
    <style:style style:name="P171" style:family="paragraph" style:parent-style-name="Preformatted_20_Text">
      <style:text-properties officeooo:paragraph-rsid="00959eaa"/>
    </style:style>
    <style:style style:name="P172" style:family="paragraph" style:parent-style-name="Preformatted_20_Text">
      <style:text-properties officeooo:paragraph-rsid="00981c7a"/>
    </style:style>
    <style:style style:name="P173" style:family="paragraph" style:parent-style-name="Preformatted_20_Text">
      <style:paragraph-properties fo:text-align="start" style:justify-single-word="false"/>
      <style:text-properties officeooo:paragraph-rsid="00981c7a"/>
    </style:style>
    <style:style style:name="P174" style:family="paragraph" style:parent-style-name="Preformatted_20_Text">
      <style:paragraph-properties fo:text-align="center" style:justify-single-word="false"/>
      <style:text-properties officeooo:paragraph-rsid="0093d92e"/>
    </style:style>
    <style:style style:name="P175" style:family="paragraph" style:parent-style-name="Preformatted_20_Text">
      <style:text-properties officeooo:paragraph-rsid="0098f009"/>
    </style:style>
    <style:style style:name="P176" style:family="paragraph" style:parent-style-name="Preformatted_20_Text">
      <style:text-properties officeooo:paragraph-rsid="0098f1d4"/>
    </style:style>
    <style:style style:name="P177" style:family="paragraph" style:parent-style-name="Preformatted_20_Text">
      <style:text-properties officeooo:paragraph-rsid="009a8437"/>
    </style:style>
    <style:style style:name="P178" style:family="paragraph" style:parent-style-name="Preformatted_20_Text">
      <style:text-properties officeooo:paragraph-rsid="009d0413"/>
    </style:style>
    <style:style style:name="P179" style:family="paragraph" style:parent-style-name="Preformatted_20_Text">
      <style:text-properties officeooo:paragraph-rsid="009fcf90"/>
    </style:style>
    <style:style style:name="P180" style:family="paragraph" style:parent-style-name="Preformatted_20_Text">
      <style:text-properties officeooo:paragraph-rsid="00a06ced"/>
    </style:style>
    <style:style style:name="P181" style:family="paragraph" style:parent-style-name="Preformatted_20_Text">
      <style:text-properties officeooo:paragraph-rsid="00a632b5"/>
    </style:style>
    <style:style style:name="P182" style:family="paragraph" style:parent-style-name="Preformatted_20_Text">
      <style:text-properties officeooo:paragraph-rsid="00b00fd2"/>
    </style:style>
    <style:style style:name="P183" style:family="paragraph" style:parent-style-name="Preformatted_20_Text">
      <style:text-properties officeooo:paragraph-rsid="00b24a0e"/>
    </style:style>
    <style:style style:name="P184" style:family="paragraph" style:parent-style-name="Preformatted_20_Text">
      <style:paragraph-properties fo:text-align="start" style:justify-single-word="false"/>
      <style:text-properties officeooo:paragraph-rsid="00c05f36"/>
    </style:style>
    <style:style style:name="P185"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86"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7"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88" style:family="paragraph" style:parent-style-name="Standard">
      <style:text-properties officeooo:paragraph-rsid="00c14a93"/>
    </style:style>
    <style:style style:name="P189" style:family="paragraph" style:parent-style-name="Standard">
      <style:text-properties officeooo:paragraph-rsid="00c1ff5c"/>
    </style:style>
    <style:style style:name="P190" style:family="paragraph" style:parent-style-name="Standard">
      <style:text-properties officeooo:paragraph-rsid="00c4c667"/>
    </style:style>
    <style:style style:name="P191" style:family="paragraph" style:parent-style-name="Standard">
      <style:text-properties officeooo:paragraph-rsid="00c59193"/>
    </style:style>
    <style:style style:name="P192" style:family="paragraph" style:parent-style-name="Standard">
      <style:text-properties officeooo:paragraph-rsid="00c6e2ba"/>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6"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7"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05"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06"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07"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08"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09"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1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12"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13"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14"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15"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16"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17"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18"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19"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20"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21"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22"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23" style:family="text">
      <style:text-properties style:font-name="Liberation Serif" fo:font-style="normal" fo:font-weight="normal" style:font-style-asian="normal" style:font-weight-asian="normal" style:font-style-complex="normal" style:font-weight-complex="normal"/>
    </style:style>
    <style:style style:name="T224" style:family="text">
      <style:text-properties style:font-name="Liberation Serif" fo:font-weight="bold" style:font-weight-asian="bold" style:font-weight-complex="bold"/>
    </style:style>
    <style:style style:name="T225" style:family="text">
      <style:text-properties style:font-name="Liberation Serif" fo:font-weight="normal" officeooo:rsid="00ba3b40" style:font-weight-asian="normal" style:font-weight-complex="normal"/>
    </style:style>
    <style:style style:name="T226"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27" style:family="text">
      <style:text-properties officeooo:rsid="00b8ba37"/>
    </style:style>
    <style:style style:name="T228" style:family="text">
      <style:text-properties officeooo:rsid="00bca12c"/>
    </style:style>
    <style:style style:name="T229" style:family="text">
      <style:text-properties officeooo:rsid="00be74ef"/>
    </style:style>
    <style:style style:name="T230" style:family="text">
      <style:text-properties officeooo:rsid="00bf8465"/>
    </style:style>
    <style:style style:name="T231"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32"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33"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officeooo:rsid="00c6e2ba" style:font-size-asian="12pt" style:font-style-asian="normal" style:font-size-complex="12pt" style:font-style-complex="normal"/>
    </style:style>
    <style:style style:name="T24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3651065131" text:style-name="L1">
        <text:list-item>
          <text:p text:style-name="P185"><text:span text:style-name="T28">r: </text:span><text:span text:style-name="T33">significa que você tem permissão pra ler o arquivo ou diretório (read).</text:span></text:p>
        </text:list-item>
        <text:list-item>
          <text:p text:style-name="P185"><text:span text:style-name="T28">w: </text:span><text:span text:style-name="T33">significa que vocês tem permissão de modificar ou alterar o conteúdo de um diretório ou arquivo (write).</text:span></text:p>
        </text:list-item>
        <text:list-item>
          <text:p text:style-name="P185"><text:span text:style-name="T28">x:</text:span><text:span text:style-name="T33"> permite executar um arquivo ou diretório pelo comando cd (execute).</text:span></text:p>
        </text:list-item>
        <text:list-item>
          <text:p text:style-name="P185"><text:span text:style-name="T28">-: </text:span><text:span text:style-name="T33">no início da sequencia indica que aquele é um arquivo comum.</text:span></text:p>
        </text:list-item>
        <text:list-item>
          <text:p text:style-name="P185"><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41"><text:span text:style-name="Emphasis"><text:span text:style-name="T110">Exemplo:</text:span></text:span></text:p>
      <text:p text:style-name="P141"><text:span text:style-name="Emphasis"><text:span text:style-name="T110"/></text:span></text:p>
      <text:p text:style-name="P141"><text:span text:style-name="Emphasis"><text:span text:style-name="T110">&lt;</text:span></text:span><text:span text:style-name="Emphasis"><text:span text:style-name="T163">p id=”texto”&gt;</text:span></text:span></text:p>
      <text:p text:style-name="P141"><text:span text:style-name="Emphasis"><text:span text:style-name="T163"><text:s text:c="3"/>Olá mundo</text:span></text:span></text:p>
      <text:p text:style-name="P141"><text:span text:style-name="Emphasis"><text:span text:style-name="T163">&lt;/p&gt;</text:span></text:span></text:p>
      <text:p text:style-name="P141"><text:span text:style-name="Emphasis"><text:span text:style-name="T163"/></text:span></text:p>
      <text:p text:style-name="P142"><text:span text:style-name="Emphasis"><text:span text:style-name="T111">Destrinchando </text:span></text:span><text:span text:style-name="Emphasis"><text:span text:style-name="T112">um</text:span></text:span><text:span text:style-name="Emphasis"><text:span text:style-name="T155"> </text:span></text:span><text:span text:style-name="Emphasis"><text:span text:style-name="T111">HTML:</text:span></text:span></text:p>
      <text:p text:style-name="P142"><text:span text:style-name="Emphasis"><text:span text:style-name="T111"/></text:span></text:p>
      <text:p text:style-name="P142"><text:span text:style-name="Emphasis"><text:span text:style-name="T164">&lt;!Doctype html&gt; Declara o tipo de arquivo, que no caso é o HTML 5.</text:span></text:span></text:p>
      <text:p text:style-name="P142"><text:span text:style-name="Emphasis"><text:span text:style-name="T164">&lt;html lang=”pt-br”&gt; Raíz de toda a página e a definição de qual linguagem da página.</text:span></text:span></text:p>
      <text:p text:style-name="P142"><text:span text:style-name="Emphasis"><text:span text:style-name="T164"><text:s text:c="3"/>&lt;head&gt; <text:s/>Configurações da página não visíveis.</text:span></text:span></text:p>
      <text:p text:style-name="P142"><text:span text:style-name="Emphasis"><text:span text:style-name="T164"><text:s text:c="3"/>&lt;meta charset=”UTF-8”&gt; Conjunto de caracteres que pode ser utilizado naquela página.</text:span></text:span></text:p>
      <text:p text:style-name="P142"><text:span text:style-name="Emphasis"><text:span text:style-name="T164"><text:s text:c="3"/>&lt;title&gt;Aprendendo HTML&lt;/title&gt; Título da página. Fica escrito na aba do navegador.</text:span></text:span></text:p>
      <text:p text:style-name="P142"><text:span text:style-name="Emphasis"><text:span text:style-name="T164"><text:s text:c="3"/>&lt;/head&gt; Onde o head acaba.</text:span></text:span></text:p>
      <text:p text:style-name="P142"><text:span text:style-name="Emphasis"><text:span text:style-name="T164"><text:s text:c="3"/>&lt;body&gt; <text:s/>Corpo da página. Vão todas as tags que serão visíveis na página.</text:span></text:span></text:p>
      <text:p text:style-name="P142"><text:span text:style-name="Emphasis"><text:span text:style-name="T164"><text:s text:c="6"/>&lt;h1&gt; Aprendizados &lt;/h1&gt; Headings da página</text:span></text:span></text:p>
      <text:p text:style-name="P142"><text:span text:style-name="Emphasis"><text:span text:style-name="T164"><text:s text:c="6"/>&lt;h2&gt; Meu apredizado começa aqui e agora! &lt;/h2&gt; Headings da página.</text:span></text:span></text:p>
      <text:p text:style-name="P142"><text:span text:style-name="Emphasis"><text:span text:style-name="T164"><text:s text:c="6"/>&lt;p&gt; Hoje eu começo minha jornada na trybe! &lt;/p&gt; Parágrafo.</text:span></text:span></text:p>
      <text:p text:style-name="P142"><text:span text:style-name="Emphasis"><text:span text:style-name="T164">&lt;/body&gt; Fecha o corpo do texto</text:span></text:span></text:p>
      <text:p text:style-name="P142"><text:span text:style-name="Emphasis"><text:span text:style-name="T164">&lt;/html&gt; Fecha a raíz</text:span></text:span></text:p>
      <text:p text:style-name="P142"><text:span text:style-name="Emphasis"><text:span text:style-name="T164"/></text:span></text:p>
      <text:p text:style-name="P143"><text:span text:style-name="Emphasis"><text:span text:style-name="T112">Tags:</text:span></text:span></text:p>
      <text:p text:style-name="P142"><text:span text:style-name="Emphasis"><text:span text:style-name="T164"/></text:span></text:p>
      <text:p text:style-name="P143"><text:span text:style-name="Emphasis"><text:span text:style-name="T112">&lt;br&gt;</text:span></text:span><text:span text:style-name="Emphasis"><text:span text:style-name="T165">- Faz uma quebra de linha.</text:span></text:span></text:p>
      <text:p text:style-name="P143"><text:span text:style-name="Emphasis"><text:span text:style-name="T165"/></text:span></text:p>
      <text:p text:style-name="P148"><text:span text:style-name="Emphasis"><text:span text:style-name="T118">&lt;hr&gt; - </text:span></text:span><text:span text:style-name="Emphasis"><text:span text:style-name="T172">Linha Horizontal.</text:span></text:span></text:p>
      <text:p text:style-name="P143"><text:span text:style-name="Emphasis"><text:span text:style-name="T165"/></text:span></text:p>
      <text:p text:style-name="P143"><text:span text:style-name="Emphasis"><text:span text:style-name="T112">&lt;strong&gt;&lt;/strong&gt; </text:span></text:span><text:span text:style-name="Emphasis"><text:span text:style-name="T165">- Negrito.</text:span></text:span></text:p>
      <text:p text:style-name="P143"><text:span text:style-name="Emphasis"><text:span text:style-name="T165"/></text:span></text:p>
      <text:p text:style-name="P143"><text:span text:style-name="Emphasis"><text:span text:style-name="T112">&lt;em&gt;&lt;/em&gt; - <text:s/></text:span></text:span><text:span text:style-name="Emphasis"><text:span text:style-name="T165">Parece itálico mas tem um comportamento semântico diferente!</text:span></text:span></text:p>
      <text:p text:style-name="P143"><text:span text:style-name="Emphasis"><text:span text:style-name="T165"/></text:span></text:p>
      <text:p text:style-name="P143"><text:span text:style-name="Emphasis"><text:span text:style-name="T112">&lt;ul&gt;&lt;/ul&gt; - </text:span></text:span><text:span text:style-name="Emphasis"><text:span text:style-name="T165">Lista não ordenada.</text:span></text:span></text:p>
      <text:p text:style-name="P143"><text:span text:style-name="Emphasis"><text:span text:style-name="T165"/></text:span></text:p>
      <text:p text:style-name="P143"><text:span text:style-name="Emphasis"><text:span text:style-name="T112">&lt;ol&gt;&lt;/ol&gt; - </text:span></text:span><text:span text:style-name="Emphasis"><text:span text:style-name="T165">Lista ordenada </text:span></text:span><text:span text:style-name="Emphasis"><text:span text:style-name="T167">com números.</text:span></text:span></text:p>
      <text:p text:style-name="P143"><text:span text:style-name="Emphasis"><text:span text:style-name="T165"/></text:span></text:p>
      <text:p text:style-name="P144"><text:span text:style-name="Emphasis"><text:span text:style-name="T113">&lt;li&gt;&lt;/li&gt; - </text:span></text:span><text:span text:style-name="Emphasis"><text:span text:style-name="T166">Representa um item da lista.</text:span></text:span></text:p>
      <text:p text:style-name="P144"><text:span text:style-name="Emphasis"><text:span text:style-name="T166"/></text:span></text:p>
      <text:p text:style-name="P145"><text:span text:style-name="Emphasis"><text:span text:style-name="T114">&lt;img src=”</text:span></text:span><text:span text:style-name="Emphasis"><text:span text:style-name="T211">endereço ou caminho da imagem”&gt; - </text:span></text:span><text:span text:style-name="Emphasis"><text:span text:style-name="T167">Adiciona uma imagem.</text:span></text:span></text:p>
      <text:p text:style-name="P145"><text:span text:style-name="Emphasis"><text:span text:style-name="T211"/></text:span></text:p>
      <text:p text:style-name="P145"><text:span text:style-name="Emphasis"><text:span text:style-name="T114">&lt;img width=”</text:span></text:span><text:span text:style-name="Emphasis"><text:span text:style-name="T211">tamanho </text:span></text:span><text:span text:style-name="Emphasis"><text:span text:style-name="T212">da largura </text:span></text:span><text:span text:style-name="Emphasis"><text:span text:style-name="T211">em pixels”&gt; - </text:span></text:span><text:span text:style-name="Emphasis"><text:span text:style-name="T167">Regula o </text:span></text:span><text:span text:style-name="Emphasis"><text:span text:style-name="T204">largura </text:span></text:span><text:span text:style-name="Emphasis"><text:span text:style-name="T167">da imagem em pixels.</text:span></text:span></text:p>
      <text:p text:style-name="P145"><text:span text:style-name="Emphasis"><text:span text:style-name="T167"/></text:span></text:p>
      <text:p text:style-name="P147"><text:span text:style-name="Emphasis"><text:span text:style-name="T114">&lt;img </text:span></text:span><text:span text:style-name="Emphasis"><text:span text:style-name="T156">heigth</text:span></text:span><text:span text:style-name="Emphasis"><text:span text:style-name="T114">=”</text:span></text:span><text:span text:style-name="Emphasis"><text:span text:style-name="T211">tamanho </text:span></text:span><text:span text:style-name="Emphasis"><text:span text:style-name="T212">da altura </text:span></text:span><text:span text:style-name="Emphasis"><text:span text:style-name="T211">em pixels”&gt; - </text:span></text:span><text:span text:style-name="Emphasis"><text:span text:style-name="T171">Regula altura da imagem</text:span></text:span></text:p>
      <text:p text:style-name="P145"><text:span text:style-name="Emphasis"><text:span text:style-name="T167"/></text:span></text:p>
      <text:p text:style-name="P145"><text:soft-page-break/><text:span text:style-name="Emphasis"><text:span text:style-name="T114">&lt;img alt=”</text:span></text:span><text:span text:style-name="Emphasis"><text:span text:style-name="T211">descrição da imagem</text:span></text:span><text:span text:style-name="Emphasis"><text:span text:style-name="T213">”&gt; - </text:span></text:span><text:span text:style-name="Emphasis"><text:span text:style-name="T167">Adiciona uma descrição pra imagem caso ela não carregue, ou a pessoa não consiga enxergar e queira saber o que é aquela imagem.</text:span></text:span></text:p>
      <text:p text:style-name="P145"><text:span text:style-name="Emphasis"><text:span text:style-name="T167"/></text:span></text:p>
      <text:p text:style-name="P146"><text:span text:style-name="Emphasis"><text:span text:style-name="T115">&lt;a href=”URL”&gt;&lt;/a&gt; </text:span></text:span><text:span text:style-name="Emphasis"><text:span text:style-name="T168">- Cria um link </text:span></text:span><text:span text:style-name="Emphasis"><text:span text:style-name="T115">externo</text:span></text:span><text:span text:style-name="Emphasis"><text:span text:style-name="T168"> para o endereço adicionado como referencia.</text:span></text:span></text:p>
      <text:p text:style-name="P146"><text:span text:style-name="Emphasis"><text:span text:style-name="T168"/></text:span></text:p>
      <text:p text:style-name="P146"><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68">Cria um link </text:span></text:span><text:span text:style-name="Emphasis"><text:span text:style-name="T115">interno, </text:span></text:span><text:span text:style-name="Emphasis"><text:span text:style-name="T168">que leva ao item com a ID de referencia.</text:span></text:span></text:p>
      <text:p text:style-name="P146"><text:span text:style-name="Emphasis"><text:span text:style-name="T115"/></text:span></text:p>
      <text:p text:style-name="P146"><text:span text:style-name="Emphasis"><text:span text:style-name="T115">&lt;a target=”blank”&gt;&lt;/a&gt; - </text:span></text:span><text:span text:style-name="Emphasis"><text:span text:style-name="T168">Abre o link </text:span></text:span><text:span text:style-name="Emphasis"><text:span text:style-name="T169">da referência </text:span></text:span><text:span text:style-name="Emphasis"><text:span text:style-name="T168">em uma nova aba.</text:span></text:span></text:p>
      <text:p text:style-name="P146"><text:span text:style-name="Emphasis"><text:span text:style-name="T115"/></text:span></text:p>
      <text:p text:style-name="P149"><text:span text:style-name="Emphasis"><text:span text:style-name="T117">&lt;center&gt;&lt;/center&gt; - </text:span></text:span><text:span text:style-name="Emphasis"><text:span text:style-name="T170">Centraliza elementos.</text:span></text:span></text:p>
      <text:p text:style-name="P149"><text:span text:style-name="Emphasis"><text:span text:style-name="T170"/></text:span></text:p>
      <text:p text:style-name="P151"><text:span text:style-name="Emphasis"><text:span text:style-name="T120">&lt;ul class=”</text:span></text:span><text:span text:style-name="Emphasis"><text:span text:style-name="T157">list-style</text:span></text:span><text:span text:style-name="Emphasis"><text:span text:style-name="T120">”&gt; - </text:span></text:span><text:span text:style-name="Emphasis"><text:span text:style-name="T174">Cria uma classe para a lista desordenada de nome list style. (Aplica-se também para listas ordenadas.)</text:span></text:span></text:p>
      <text:p text:style-name="P151"><text:span text:style-name="Emphasis"><text:span text:style-name="T174"/></text:span></text:p>
      <text:p text:style-name="P164"><text:span text:style-name="Emphasis"><text:span text:style-name="T131">&lt;span&gt;&lt;/span&gt; - </text:span></text:span><text:span text:style-name="Emphasis"><text:span text:style-name="T183">Altera uma parte do texto </text:span></text:span><text:span text:style-name="Emphasis"><text:span text:style-name="T203">sem precisar alterar o todo</text:span></text:span><text:span text:style-name="Emphasis"><text:span text:style-name="T183">.</text:span></text:span></text:p>
      <text:p text:style-name="P149"><text:span text:style-name="Emphasis"><text:span text:style-name="T170"/></text:span></text:p>
      <text:p text:style-name="P149"><text:span text:style-name="Emphasis"><text:span text:style-name="T170"/></text:span></text:p>
      <text:p text:style-name="P150"><text:span text:style-name="Emphasis"><text:span text:style-name="T215">Primeiros passos do CSS:</text:span></text:span></text:p>
      <text:p text:style-name="P150"><text:span text:style-name="Emphasis"><text:span text:style-name="T215"/></text:span></text:p>
      <text:p text:style-name="P150"><text:span text:style-name="Emphasis"><text:span text:style-name="T119">&lt;style&gt;&lt;/style&gt; - </text:span></text:span><text:span text:style-name="Emphasis"><text:span text:style-name="T173">Coloca-se essa tag no &lt;head&gt;&lt;/head&gt; afim de colocar parâmetros de estilo em um elemento específico:</text:span></text:span></text:p>
      <text:p text:style-name="P150"><text:span text:style-name="Emphasis"><text:span text:style-name="T173"/></text:span></text:p>
      <text:p text:style-name="P152"><text:span text:style-name="Emphasis"><text:span text:style-name="T124">Tags CSS:</text:span></text:span></text:p>
      <text:p text:style-name="P152"><text:span text:style-name="Emphasis"><text:span text:style-name="T124"/></text:span></text:p>
      <text:p text:style-name="P150"><text:span text:style-name="Emphasis"><text:span text:style-name="T119">color</text:span></text:span><text:span text:style-name="Emphasis"><text:span text:style-name="T173">: green; <text:s text:c="2"/>- </text:span></text:span><text:span text:style-name="Emphasis"><text:span text:style-name="T205">Adiciona cor aos caracteres.</text:span></text:span></text:p>
      <text:p text:style-name="P150"><text:span text:style-name="Emphasis"><text:span text:style-name="T205"/></text:span></text:p>
      <text:p text:style-name="P150"><text:span text:style-name="Emphasis"><text:span text:style-name="T119">background-color: rgb(255, 400, 200)</text:span></text:span><text:span text:style-name="Emphasis"><text:span text:style-name="T173">; - </text:span></text:span><text:span text:style-name="Emphasis"><text:span text:style-name="T205">Adiciona cor ao background.</text:span></text:span></text:p>
      <text:p text:style-name="P150"><text:span text:style-name="Emphasis"><text:span text:style-name="T205"/></text:span></text:p>
      <text:p text:style-name="P150"><text:span text:style-name="Emphasis"><text:span text:style-name="T123">Font-family: sans-serif; - </text:span></text:span><text:span text:style-name="Emphasis"><text:span text:style-name="T177">Seta a fonte para sans-serif.</text:span></text:span></text:p>
      <text:p text:style-name="P150"><text:span text:style-name="Emphasis"><text:span text:style-name="T177"/></text:span></text:p>
      <text:p text:style-name="P150"><text:span text:style-name="Emphasis"><text:span text:style-name="T123">font-size: 20px; - </text:span></text:span><text:span text:style-name="Emphasis"><text:span text:style-name="T177">Seta as fontes pra um tamanho de 20px.</text:span></text:span></text:p>
      <text:p text:style-name="P150"><text:span text:style-name="Emphasis"><text:span text:style-name="T177"/></text:span></text:p>
      <text:p text:style-name="P150"><text:span text:style-name="Emphasis"><text:span text:style-name="T124">font-weight: bold – </text:span></text:span><text:span text:style-name="Emphasis"><text:span text:style-name="T178">Seta os caracteres para negrito.</text:span></text:span></text:p>
      <text:p text:style-name="P150"><text:span text:style-name="Emphasis"><text:span text:style-name="T178"/></text:span></text:p>
      <text:p text:style-name="P150"><text:span text:style-name="Emphasis"><text:span text:style-name="T124">font-style: italic – </text:span></text:span><text:span text:style-name="Emphasis"><text:span text:style-name="T178">Seta os caracteres para itálico.</text:span></text:span></text:p>
      <text:p text:style-name="P150"><text:span text:style-name="Emphasis"><text:span text:style-name="T178"/></text:span></text:p>
      <text:p text:style-name="P150"><text:span text:style-name="Emphasis"><text:span text:style-name="T121">border-color: blue; <text:s/>- </text:span></text:span><text:span text:style-name="Emphasis"><text:span text:style-name="T175">Seta a </text:span></text:span><text:span text:style-name="Emphasis"><text:span text:style-name="T178">borda da </text:span></text:span><text:span text:style-name="Emphasis"><text:span text:style-name="T175">linha horizonta</text:span></text:span><text:span text:style-name="Emphasis"><text:span text:style-name="T178">l</text:span></text:span><text:span text:style-name="Emphasis"><text:span text:style-name="T175">.</text:span></text:span></text:p>
      <text:p text:style-name="P150"><text:span text:style-name="Emphasis"><text:span text:style-name="T175"/></text:span></text:p>
      <text:p text:style-name="P150"><text:span text:style-name="Emphasis"><text:span text:style-name="T122">Border-width: 2mm – </text:span></text:span><text:span text:style-name="Emphasis"><text:span text:style-name="T176">Ajusta grossura da linha.</text:span></text:span></text:p>
      <text:p text:style-name="P150"><text:span text:style-name="Emphasis"><text:span text:style-name="T176"/></text:span></text:p>
      <text:p text:style-name="P157"><text:span text:style-name="Emphasis"><text:span text:style-name="T127">Border-style – </text:span></text:span><text:span text:style-name="Emphasis"><text:span text:style-name="T180">Altera estila da borda </text:span></text:span><text:span text:style-name="Emphasis"><text:span text:style-name="T182">e faz com que ela apareça.</text:span></text:span></text:p>
      <text:p text:style-name="P157"><text:span text:style-name="Emphasis"><text:span text:style-name="T180"/></text:span></text:p>
      <text:p text:style-name="P157"><text:span text:style-name="Emphasis"><text:span text:style-name="T127">border-radius – </text:span></text:span><text:span text:style-name="Emphasis"><text:span text:style-name="T180">Altera o raio da borda ( fotos redondas)</text:span></text:span></text:p>
      <text:p text:style-name="P150"><text:span text:style-name="Emphasis"><text:span text:style-name="T176"/></text:span></text:p>
      <text:p text:style-name="P153"><text:span text:style-name="Emphasis"><text:span text:style-name="T214">Line-height: 20px – A</text:span></text:span><text:span text:style-name="Emphasis"><text:span text:style-name="T206">justa o espaçamento entre linhas.</text:span></text:span></text:p>
      <text:p text:style-name="P153"><text:span text:style-name="Emphasis"><text:span text:style-name="T206"/></text:span></text:p>
      <text:p text:style-name="P154"><text:span text:style-name="Emphasis"><text:span text:style-name="T158">text-align: center; - </text:span></text:span><text:span text:style-name="Emphasis"><text:span text:style-name="T207">Ajusta a formatação do texto.</text:span></text:span></text:p>
      <text:p text:style-name="P154"><text:span text:style-name="Emphasis"><text:span text:style-name="T207"/></text:span></text:p>
      <text:p text:style-name="P154"><text:span text:style-name="Emphasis"><text:span text:style-name="T158">text-decoration: underline; - </text:span></text:span><text:span text:style-name="Emphasis"><text:span text:style-name="T207">Sublinha todo o texto.</text:span></text:span></text:p>
      <text:p text:style-name="P154"><text:span text:style-name="Emphasis"><text:span text:style-name="T207"/></text:span></text:p>
      <text:p text:style-name="P161"><text:span text:style-name="Emphasis"><text:span text:style-name="T160">List-style-type: circle – </text:span></text:span><text:span text:style-name="Emphasis"><text:span text:style-name="T208">Muda estilo do ponto da lista.</text:span></text:span></text:p>
      <text:p text:style-name="P161"><text:span text:style-name="Emphasis"><text:span text:style-name="T208"/></text:span></text:p>
      <text:p text:style-name="P159"><text:soft-page-break/><text:span text:style-name="Emphasis"><text:span text:style-name="T161">Padding: 15px 30px – </text:span></text:span><text:span text:style-name="Emphasis"><text:span text:style-name="T209">Adiciona preenchimento.</text:span></text:span></text:p>
      <text:p text:style-name="P151"><text:span text:style-name="Emphasis"><text:span text:style-name="T174"/></text:span></text:p>
      <text:p text:style-name="P162"><text:span text:style-name="Emphasis"><text:span text:style-name="T129">Text-decoration: none – </text:span></text:span><text:span text:style-name="Emphasis"><text:span text:style-name="T181">Retira sublinhado de links</text:span></text:span></text:p>
      <text:p text:style-name="P162"><text:span text:style-name="Emphasis"><text:span text:style-name="T181"/></text:span></text:p>
      <text:p text:style-name="P163"><text:span text:style-name="Emphasis"><text:span text:style-name="T130">display: inline – </text:span></text:span><text:span text:style-name="Emphasis"><text:span text:style-name="T182">Mostra todos os elementos em linha.</text:span></text:span></text:p>
      <text:p text:style-name="P163"><text:span text:style-name="Emphasis"><text:span text:style-name="T182"/></text:span></text:p>
      <text:p text:style-name="P164"><text:span text:style-name="Emphasis"><text:span text:style-name="T132">Overflow: auto – </text:span></text:span><text:span text:style-name="Emphasis"><text:span text:style-name="T184">Scroll parar ver elementos que passaram das especificaçoes de tamanho.</text:span></text:span></text:p>
      <text:p text:style-name="P164"><text:span text:style-name="Emphasis"><text:span text:style-name="T184"/></text:span></text:p>
      <text:p text:style-name="P165"><text:span text:style-name="Emphasis"><text:span text:style-name="T133">Z-index – </text:span></text:span><text:span text:style-name="Emphasis"><text:span text:style-name="T185">Index de posicionamento de imagem.</text:span></text:span></text:p>
      <text:p text:style-name="P165"><text:span text:style-name="Emphasis"><text:span text:style-name="T185"/></text:span></text:p>
      <text:p text:style-name="P166"><text:span text:style-name="Emphasis"><text:span text:style-name="T134">Li:hover – </text:span></text:span><text:span text:style-name="Emphasis"><text:span text:style-name="T186">Pseudoclasse, para fazer algo quando passar o mouse por cima.</text:span></text:span></text:p>
      <text:p text:style-name="P166"><text:span text:style-name="Emphasis"><text:span text:style-name="T186"/></text:span></text:p>
      <text:p text:style-name="P167"><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86">Pseudoclasse, para fazer algo quando </text:span></text:span><text:span text:style-name="Emphasis"><text:span text:style-name="T187">clicar no item.</text:span></text:span></text:p>
      <text:p text:style-name="P167"><text:span text:style-name="Emphasis"><text:span text:style-name="T187"/></text:span></text:p>
      <text:p text:style-name="P168"><text:span text:style-name="Emphasis"><text:span text:style-name="T136">Vertical-align: top – </text:span></text:span><text:span text:style-name="Emphasis"><text:span text:style-name="T188">Alinha conteúdo na parte de cima.</text:span></text:span></text:p>
      <text:p text:style-name="P168"><text:span text:style-name="Emphasis"><text:span text:style-name="T188"/></text:span></text:p>
      <text:p text:style-name="P169"><text:span text:style-name="Emphasis"><text:span text:style-name="T137">Float: left – </text:span></text:span><text:span text:style-name="Emphasis"><text:span text:style-name="T189">permite que tenha conteúdo do lado direito.</text:span></text:span></text:p>
      <text:p text:style-name="P162"><text:span text:style-name="Emphasis"><text:span text:style-name="T181"/></text:span></text:p>
      <text:p text:style-name="P155"><text:span text:style-name="Emphasis"><text:span text:style-name="T125">OBS: Também é possível adicionar </text:span></text:span><text:span text:style-name="Emphasis"><text:span text:style-name="T159">propriedades CSS </text:span></text:span><text:span text:style-name="Emphasis"><text:span text:style-name="T125">dentro das tags, no formato style=”background-color: green; font-family: sans-seriff”.</text:span></text:span></text:p>
      <text:p text:style-name="P155"><text:span text:style-name="Emphasis"><text:span text:style-name="T125"/></text:span></text:p>
      <text:p text:style-name="P156"><text:span text:style-name="Emphasis"><text:span text:style-name="T126">Para não copiar a tag &lt;style&gt;&lt;/style</text:span></text:span><text:span text:style-name="Emphasis"><text:span text:style-name="T179">&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58"><text:span text:style-name="Emphasis"><text:span text:style-name="T177"/></text:span></text:p>
      <text:p text:style-name="P159"><text:span text:style-name="Emphasis"><text:span text:style-name="T128">Efeito Zoom em fotos: </text:span></text:span><text:span text:style-name="Emphasis"><text:span text:style-name="Source_20_Text"><text:span text:style-name="T226">.</text:span></text:span></text:span></text:p>
      <text:p text:style-name="P159"><text:span text:style-name="Source_20_Text"><text:span text:style-name="T226"/></text:span></text:p>
      <text:p text:style-name="Preformatted_20_Text"><text:span text:style-name="Source_20_Text"><text:span text:style-name="T162">img-container img{</text:span></text:span></text:p>
      <text:p text:style-name="Preformatted_20_Text"><text:span text:style-name="Source_20_Text"><text:span text:style-name="T162"><text:s text:c="3"/>-webkit-transition: -webkit-transform .5s ease;</text:span></text:span></text:p>
      <text:p text:style-name="Preformatted_20_Text"><text:span text:style-name="Source_20_Text"><text:span text:style-name="T162"><text:s text:c="3"/>transition: transform .5s ease;</text:span></text:span></text:p>
      <text:p text:style-name="Preformatted_20_Text"><text:span text:style-name="Source_20_Text"><text:span text:style-name="T162">}</text:span></text:span></text:p>
      <text:p text:style-name="P160"/>
      <text:p text:style-name="Preformatted_20_Text"><text:span text:style-name="Source_20_Text"><text:span text:style-name="T162">.img-container:hover img{</text:span></text:span></text:p>
      <text:p text:style-name="Preformatted_20_Text"><text:span text:style-name="Source_20_Text"><text:span text:style-name="T162"><text:s text:c="3"/>-webkit-transform: scale(1.1);</text:span></text:span></text:p>
      <text:p text:style-name="Preformatted_20_Text"><text:span text:style-name="Source_20_Text"><text:span text:style-name="T162"><text:s text:c="3"/>transform: scale(1.1);</text:span></text:span></text:p>
      <text:p text:style-name="Preformatted_20_Text"><text:span text:style-name="Source_20_Text"><text:span text:style-name="T162">}</text:span></text:span></text:p>
      <text:p text:style-name="Preformatted_20_Text"><text:span text:style-name="Emphasis"/></text:p>
      <text:p text:style-name="Preformatted_20_Text"><text:span text:style-name="Emphasis"/></text:p>
      <text:p text:style-name="P170"><text:span text:style-name="Emphasis"><text:span text:style-name="T216">Tags semânicas HTML</text:span></text:span></text:p>
      <text:p text:style-name="P170"><text:span text:style-name="Emphasis"><text:span text:style-name="T216"/></text:span></text:p>
      <text:p text:style-name="P170"><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16"/></text:span></text:p>
      <text:p text:style-name="P170"><text:span text:style-name="Emphasis"><text:span text:style-name="T216"/></text:span></text:p>
      <text:p text:style-name="P170"><text:span text:style-name="Emphasis"><text:span text:style-name="T216"/></text:span></text:p>
      <text:p text:style-name="P170"><text:span text:style-name="Emphasis"><text:span text:style-name="T216"/></text:span></text:p>
      <text:p text:style-name="P170"><text:span text:style-name="Emphasis"><text:span text:style-name="T216"/></text:span></text:p>
      <text:p text:style-name="P170"><text:span text:style-name="Emphasis"><text:span text:style-name="T216"/></text:span></text:p>
      <text:p text:style-name="P170"><text:span text:style-name="Emphasis"><text:span text:style-name="T216"/></text:span></text:p>
      <text:p text:style-name="P170"><text:span text:style-name="Emphasis"><text:span text:style-name="T216"/></text:span></text:p>
      <text:p text:style-name="P170"><text:span text:style-name="Emphasis"><text:span text:style-name="T216"/></text:span></text:p>
      <text:p text:style-name="P170"><text:soft-page-break/><text:span text:style-name="Emphasis"><text:span text:style-name="T216"/></text:span></text:p>
      <text:p text:style-name="P170"><text:span text:style-name="Emphasis"><text:span text:style-name="T138">&lt;header&gt;&lt;/header&gt; - </text:span></text:span><text:span text:style-name="Emphasis"><text:span text:style-name="T190">Tag para cabeçalhos</text:span></text:span></text:p>
      <text:p text:style-name="P170"><text:span text:style-name="Emphasis"><text:span text:style-name="T190"/></text:span></text:p>
      <text:p text:style-name="P170"><text:span text:style-name="Emphasis"><text:span text:style-name="T138">&lt;nav&gt;&lt;/nav&gt; - </text:span></text:span><text:span text:style-name="Emphasis"><text:span text:style-name="T190">Links de Navegação</text:span></text:span></text:p>
      <text:p text:style-name="P170"><text:span text:style-name="Emphasis"><text:span text:style-name="T190"/></text:span></text:p>
      <text:p text:style-name="P170"><text:span text:style-name="Emphasis"><text:span text:style-name="T138">&lt;article&gt;&lt;/article&gt; - </text:span></text:span><text:span text:style-name="Emphasis"><text:span text:style-name="T190">Utilizar em conteúdos auto contido</text:span></text:span></text:p>
      <text:p text:style-name="P170"><text:span text:style-name="Emphasis"><text:span text:style-name="T138"/></text:span></text:p>
      <text:p text:style-name="P170"><text:span text:style-name="Emphasis"><text:span text:style-name="T138">&lt;main&gt;&lt;/main&gt; - </text:span></text:span><text:span text:style-name="Emphasis"><text:span text:style-name="T190">Informações principais da pagina</text:span></text:span></text:p>
      <text:p text:style-name="P170"><text:span text:style-name="Emphasis"><text:span text:style-name="T190"/></text:span></text:p>
      <text:p text:style-name="P170"><text:span text:style-name="Emphasis"><text:span text:style-name="T138">&lt;section&gt;&lt;/section&gt; - </text:span></text:span><text:span text:style-name="Emphasis"><text:span text:style-name="T190">Tag pra uma seção</text:span></text:span></text:p>
      <text:p text:style-name="P170"><text:span text:style-name="Emphasis"><text:span text:style-name="T190"/></text:span></text:p>
      <text:p text:style-name="P170"><text:span text:style-name="Emphasis"><text:span text:style-name="T190">&lt;</text:span></text:span><text:span text:style-name="Emphasis"><text:span text:style-name="T138">aside&gt;&lt;/aside&gt; - </text:span></text:span><text:span text:style-name="Emphasis"><text:span text:style-name="T190">Tag para barra lateral</text:span></text:span></text:p>
      <text:p text:style-name="P170"><text:span text:style-name="Emphasis"><text:span text:style-name="T190"/></text:span></text:p>
      <text:p text:style-name="P170"><text:span text:style-name="Emphasis"><text:span text:style-name="T138">&lt;footer&gt;&lt;/footer&gt; - </text:span></text:span><text:span text:style-name="Emphasis"><text:span text:style-name="T190">Rodapé.</text:span></text:span></text:p>
      <text:p text:style-name="P170"><text:span text:style-name="Emphasis"><text:span text:style-name="T190"/></text:span></text:p>
      <text:p text:style-name="P171"><text:span text:style-name="Emphasis"><text:span text:style-name="T139">Site com lista de tags semânticas:</text:span></text:span></text:p>
      <text:p text:style-name="P170"><text:span text:style-name="Emphasis"><text:span text:style-name="T190"/></text:span></text:p>
      <text:p text:style-name="P170"><text:a xlink:type="simple" xlink:href="https://htmlreference.io/" text:style-name="Internet_20_link" text:visited-style-name="Visited_20_Internet_20_Link"><text:span text:style-name="Emphasis"><text:span text:style-name="T190">https://htmlreference.io/</text:span></text:span></text:a></text:p>
      <text:p text:style-name="P170"><text:span text:style-name="Emphasis"><text:span text:style-name="T190"/></text:span></text:p>
      <text:p text:style-name="P174"><text:span text:style-name="Emphasis"><text:span text:style-name="T190"/></text:span></text:p>
      <text:p text:style-name="P173"><text:span text:style-name="Emphasis"><text:span text:style-name="T217">Bloco 4 – Introdução a Javascript e à Lógica de Programação</text:span></text:span></text:p>
      <text:p text:style-name="P172"><text:span text:style-name="Emphasis"><text:span text:style-name="T217"/></text:span></text:p>
      <text:p text:style-name="P172"><text:span text:style-name="Emphasis"><text:span text:style-name="T219">Javascript – Primeiros passos:</text:span></text:span></text:p>
      <text:p text:style-name="P172"><text:span text:style-name="Emphasis"><text:span text:style-name="T219"/></text:span></text:p>
      <text:p text:style-name="P172"><text:span text:style-name="Emphasis"><text:span text:style-name="T140">let – </text:span></text:span><text:span text:style-name="Emphasis"><text:span text:style-name="T193">Consegue reatribuir valor quantas vezes precisar</text:span></text:span><text:span text:style-name="Emphasis"><text:span text:style-name="T191">.</text:span></text:span></text:p>
      <text:p text:style-name="P172"><text:span text:style-name="Emphasis"><text:span text:style-name="T191"/></text:span></text:p>
      <text:p text:style-name="P176"><text:span text:style-name="Emphasis"><text:span text:style-name="T142">Const – </text:span></text:span><text:span text:style-name="Emphasis"><text:span text:style-name="T193">Variável que não consegue ter valor reatribuido.</text:span></text:span></text:p>
      <text:p text:style-name="P175"><text:span text:style-name="Emphasis"><text:span text:style-name="T141"/></text:span></text:p>
      <text:p text:style-name="P175"><text:span text:style-name="Emphasis"><text:span text:style-name="T141">console.log() - </text:span></text:span><text:span text:style-name="Emphasis"><text:span text:style-name="T192">Mostra algum item no console.</text:span></text:span></text:p>
      <text:p text:style-name="P175"><text:span text:style-name="Emphasis"><text:span text:style-name="T192"/></text:span></text:p>
      <text:p text:style-name="P178"><text:span text:style-name="Emphasis"><text:span text:style-name="T144">break – </text:span></text:span><text:span text:style-name="Emphasis"><text:span text:style-name="T195">Para o switch case.</text:span></text:span></text:p>
      <text:p text:style-name="P178"><text:span text:style-name="Emphasis"><text:span text:style-name="T195"/></text:span></text:p>
      <text:p text:style-name="P179"><text:span text:style-name="Emphasis"><text:span text:style-name="T146">Typeof – </text:span></text:span><text:span text:style-name="Emphasis"><text:span text:style-name="T197">Tipo da variável</text:span></text:span></text:p>
      <text:p text:style-name="P179"><text:span text:style-name="Emphasis"><text:span text:style-name="T197"/></text:span></text:p>
      <text:p text:style-name="P179"><text:span text:style-name="Emphasis"><text:span text:style-name="T146">alert – </text:span></text:span><text:span text:style-name="Emphasis"><text:span text:style-name="T197">Um alerta no navegador.</text:span></text:span></text:p>
      <text:p text:style-name="P178"><text:span text:style-name="Emphasis"><text:span text:style-name="T195"/></text:span></text:p>
      <text:p text:style-name="P178"><text:span text:style-name="Emphasis"><text:span text:style-name="T143">If ( </text:span></text:span><text:span text:style-name="Emphasis"><text:span text:style-name="T194">condição){s</text:span></text:span></text:p>
      <text:p text:style-name="P177"><text:span text:style-name="Emphasis"><text:span text:style-name="T194"/></text:span></text:p>
      <text:p text:style-name="P177"><text:span text:style-name="Emphasis"><text:span text:style-name="T194">}</text:span></text:span><text:span text:style-name="Emphasis"><text:span text:style-name="T143">else </text:span></text:span><text:span text:style-name="Emphasis"><text:span text:style-name="T145">if (</text:span></text:span><text:span text:style-name="Emphasis"><text:span text:style-name="T196">condição</text:span></text:span><text:span text:style-name="Emphasis"><text:span text:style-name="T145">)</text:span></text:span><text:span text:style-name="Emphasis"><text:span text:style-name="T143"> {</text:span></text:span></text:p>
      <text:p text:style-name="P177"><text:span text:style-name="Emphasis"><text:span text:style-name="T143"/></text:span></text:p>
      <text:p text:style-name="P177"><text:span text:style-name="Emphasis"><text:span text:style-name="T143">}</text:span></text:span><text:span text:style-name="Emphasis"><text:span text:style-name="T145">else{</text:span></text:span></text:p>
      <text:p text:style-name="P177"><text:span text:style-name="Emphasis"><text:span text:style-name="T145"/></text:span></text:p>
      <text:p text:style-name="P178"><text:span text:style-name="Emphasis"><text:span text:style-name="T145">}</text:span></text:span></text:p>
      <text:p text:style-name="P178"><text:span text:style-name="Emphasis"><text:span text:style-name="T145">switch(</text:span></text:span><text:span text:style-name="Emphasis"><text:span text:style-name="T196">variável</text:span></text:span><text:span text:style-name="Emphasis"><text:span text:style-name="T145">){</text:span></text:span></text:p>
      <text:p text:style-name="P178"><text:span text:style-name="Emphasis"><text:span text:style-name="T145">case 1:</text:span></text:span></text:p>
      <text:p text:style-name="P178"><text:span text:style-name="Emphasis"><text:span text:style-name="T145"/></text:span></text:p>
      <text:p text:style-name="P178"><text:span text:style-name="Emphasis"><text:span text:style-name="T145">case 2:</text:span></text:span></text:p>
      <text:p text:style-name="P178"><text:span text:style-name="Emphasis"><text:span text:style-name="T145"/></text:span></text:p>
      <text:p text:style-name="P178"><text:soft-page-break/><text:span text:style-name="Emphasis"><text:span text:style-name="T145">case 3:</text:span></text:span></text:p>
      <text:p text:style-name="P178"><text:span text:style-name="Emphasis"><text:span text:style-name="T145"/></text:span></text:p>
      <text:p text:style-name="P180"><text:span text:style-name="Emphasis"><text:span text:style-name="T147">default:</text:span></text:span></text:p>
      <text:p text:style-name="P180"><text:span text:style-name="Emphasis"><text:span text:style-name="T147"/></text:span></text:p>
      <text:p text:style-name="P178"><text:span text:style-name="Emphasis"><text:span text:style-name="T145">}</text:span></text:span></text:p>
      <text:p text:style-name="P178"><text:span text:style-name="Emphasis"><text:span text:style-name="T145"/></text:span></text:p>
      <text:p text:style-name="P181"><text:span text:style-name="Emphasis"><text:span text:style-name="T220">Javascript – Array e Loop For</text:span></text:span></text:p>
      <text:p text:style-name="P178"><text:span text:style-name="Emphasis"><text:span text:style-name="T148"/></text:span></text:p>
      <text:p text:style-name="P178"><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198">Coloca um elemento ao final do array</text:span></text:span></text:p>
      <text:p text:style-name="P178"><text:span text:style-name="Emphasis"><text:span text:style-name="T198"/></text:span></text:p>
      <text:p text:style-name="P181"><text:span text:style-name="Emphasis"><text:span text:style-name="T149">array[3] = elemento – </text:span></text:span><text:span text:style-name="Emphasis"><text:span text:style-name="T198">Adiciona o elemento na posição 3 do array</text:span></text:span></text:p>
      <text:p text:style-name="P181"><text:span text:style-name="Emphasis"><text:span text:style-name="T198"/></text:span></text:p>
      <text:p text:style-name="P181"><text:span text:style-name="Emphasis"><text:span text:style-name="T149">.lengh – </text:span></text:span><text:span text:style-name="Emphasis"><text:span text:style-name="T198">Mostra o tamanho do array</text:span></text:span></text:p>
      <text:p text:style-name="P181"><text:span text:style-name="Emphasis"><text:span text:style-name="T198"/></text:span></text:p>
      <text:p text:style-name="P181"><text:span text:style-name="Emphasis"><text:span text:style-name="T149">.sort – </text:span></text:span><text:span text:style-name="Emphasis"><text:span text:style-name="T198">Organiza o array em ordem alfabética</text:span></text:span></text:p>
      <text:p text:style-name="P181"><text:span text:style-name="Emphasis"><text:span text:style-name="T198"/></text:span></text:p>
      <text:p text:style-name="P181"><text:span text:style-name="Emphasis"><text:span text:style-name="T149">.</text:span></text:span><text:span text:style-name="Emphasis"><text:span text:style-name="T150">unshift(elemento) - </text:span></text:span><text:span text:style-name="Emphasis"><text:span text:style-name="T199">Adiciona um elemento no inicio do array.</text:span></text:span></text:p>
      <text:p text:style-name="P181"><text:span text:style-name="Emphasis"><text:span text:style-name="T199"/></text:span></text:p>
      <text:p text:style-name="P181"><text:span text:style-name="Emphasis"><text:span text:style-name="T150">.pop() - </text:span></text:span><text:span text:style-name="Emphasis"><text:span text:style-name="T199">Remove o ultimo elemento do Array</text:span></text:span></text:p>
      <text:p text:style-name="P181"><text:span text:style-name="Emphasis"><text:span text:style-name="T199"/></text:span></text:p>
      <text:p text:style-name="P181"><text:span text:style-name="Emphasis"><text:span text:style-name="T150">.shift() - </text:span></text:span><text:span text:style-name="Emphasis"><text:span text:style-name="T199">Remove o primeiro elemento do array.</text:span></text:span></text:p>
      <text:p text:style-name="P181"><text:span text:style-name="Emphasis"><text:span text:style-name="T199"/></text:span></text:p>
      <text:p text:style-name="P181"><text:span text:style-name="Emphasis"><text:span text:style-name="T150">.</text:span></text:span><text:span text:style-name="Emphasis"><text:span text:style-name="T151">indexOf(elemento) – </text:span></text:span><text:span text:style-name="Emphasis"><text:span text:style-name="T200">Procura indice de um elemento no array</text:span></text:span></text:p>
      <text:p text:style-name="P181"><text:span text:style-name="Emphasis"><text:span text:style-name="T200"/></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81"><text:span text:style-name="Emphasis"><text:span text:style-name="T200"/></text:span></text:p>
      <text:p text:style-name="P182"><text:span text:style-name="Emphasis"><text:span text:style-name="T153">Math.radom() - </text:span></text:span><text:span text:style-name="Emphasis"><text:span text:style-name="T202">Dá um numero aleatorio entre 0 e 1.</text:span></text:span></text:p>
      <text:p text:style-name="P182"><text:span text:style-name="Emphasis"><text:span text:style-name="T202"/></text:span></text:p>
      <text:p text:style-name="P181"><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01">Arrendonda pra baixo.</text:span></text:span></text:p>
      <text:p text:style-name="P181"><text:span text:style-name="Emphasis"><text:span text:style-name="T201"/></text:span></text:p>
      <text:p text:style-name="P181"><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01">Arredonda pra cima.</text:span></text:span></text:p>
      <text:p text:style-name="P181"><text:span text:style-name="Emphasis"><text:span text:style-name="T201"/></text:span></text:p>
      <text:p text:style-name="P183"><text:span text:style-name="Emphasis"><text:span text:style-name="T221">Javascript – Objetos e Funções</text:span></text:span></text:p>
      <text:p text:style-name="P183"><text:span text:style-name="Emphasis"><text:span text:style-name="T221"/></text:span></text:p>
      <text:p text:style-name="Preformatted_20_Text"><text:span text:style-name="Source_20_Text"><text:span text:style-name="T210">let car = {</text:span></text:span></text:p>
      <text:p text:style-name="Preformatted_20_Text"><text:span text:style-name="Source_20_Text"><text:span text:style-name="T210"/></text:span></text:p>
      <text:p text:style-name="Preformatted_20_Text"><text:span text:style-name="Source_20_Text"><text:span text:style-name="T210"><text:s text:c="2"/>type: 'Fiat',</text:span></text:span></text:p>
      <text:p text:style-name="Preformatted_20_Text"><text:span text:style-name="Source_20_Text"><text:span text:style-name="T210"><text:s text:c="2"/>model: '500',</text:span></text:span></text:p>
      <text:p text:style-name="Preformatted_20_Text"><text:span text:style-name="Source_20_Text"><text:span text:style-name="T210"><text:s text:c="2"/>color: 'white',</text:span></text:span></text:p>
      <text:p text:style-name="Preformatted_20_Text"><text:span text:style-name="Source_20_Text"><text:span text:style-name="T210"/></text:span></text:p>
      <text:p text:style-name="Preformatted_20_Text"><text:span text:style-name="Source_20_Text"><text:span text:style-name="T210">};</text:span></text:span></text:p>
      <text:p text:style-name="Preformatted_20_Text"><text:span text:style-name="Source_20_Text"><text:span text:style-name="T210"/></text:span></text:p>
      <text:p text:style-name="Standard"><text:span text:style-name="Source_20_Text"><text:span text:style-name="T223">Como acessar informação do objeto: car.type / car[‘type’]</text:span></text:span></text:p>
      <text:p text:style-name="P130"/>
      <text:p text:style-name="P130">Como adicionar uma nova informação: <text:s/>car[‘nome da propriedade’] = informação a ser add.</text:p>
      <text:p text:style-name="P130"/>
      <text:p text:style-name="P130"><text:span text:style-name="T8">.split()</text:span> - Transforma a string em array</text:p>
      <text:p text:style-name="P130"/>
      <text:p text:style-name="P130"><text:span text:style-name="T8">.reverse()</text:span> - Inverte um array</text:p>
      <text:p text:style-name="P130"><text:soft-page-break/><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27">\n’ – </text:span><text:span text:style-name="T6">Quebra de linha dentro do console.</text:span></text:p>
      <text:p text:style-name="P132"/>
      <text:p text:style-name="Standard"><text:span text:style-name="Source_20_Text"><text:span text:style-name="T224">.sort(function(a, b) {return a – b;}) - </text:span></text:span><text:span text:style-name="Source_20_Text"><text:span text:style-name="T225">Organiza Array de números em ordem crescente.</text:span></text:span></text:p>
      <text:p text:style-name="Standard"><text:span text:style-name="Source_20_Text"><text:span text:style-name="T225"/></text:span></text:p>
      <text:p text:style-name="P138">Notação do regex:</text:p>
      <text:p text:style-name="P134"/>
      <text:p text:style-name="P138">/\d/<text:span text:style-name="T229">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28">Pra pegar a primeira letra ‘e’</text:span></text:p>
      <text:p text:style-name="P133"/>
      <text:p text:style-name="P133"><text:span text:style-name="T8">/</text:span><text:span text:style-name="T14">e</text:span><text:span text:style-name="T8">/</text:span><text:span text:style-name="T14">g</text:span><text:span text:style-name="T228"> – Pra pegar todas as letras ‘e’</text:span></text:p>
      <text:p text:style-name="P133"/>
      <text:p text:style-name="P140"><text:span text:style-name="T8">/</text:span><text:span text:style-name="T13">e+/</text:span><text:span text:style-name="T229">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30"> – Pega todos espaços e quebra de linha</text:span></text:p>
      <text:p text:style-name="P135"/>
      <text:p text:style-name="P139">Notação do if ternário:</text:p>
      <text:p text:style-name="P139"/>
      <text:p text:style-name="P139">condição ? Valor1 : Valor2</text:p>
      <text:p text:style-name="P139"/>
      <text:p text:style-name="P139">Exemplificando:</text:p>
      <text:p text:style-name="P139"/>
      <text:p text:style-name="P139">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text:soft-page-break/></text:p>
      <text:p text:style-name="P184"><text:span text:style-name="Emphasis"><text:span text:style-name="T217">Bloco </text:span></text:span><text:span text:style-name="Emphasis"><text:span text:style-name="T218">5 – Javascript: DOM, Eventos e Web Storage</text:span></text:span></text:p>
      <text:p text:style-name="P184"><text:span text:style-name="Emphasis"><text:span text:style-name="T218"/></text:span></text:p>
      <text:p text:style-name="P184"><text:span text:style-name="Emphasis"><text:span text:style-name="T222">Javascript – DOM e seletores:</text:span></text:span></text:p>
      <text:p text:style-name="P184"><text:span text:style-name="Emphasis"><text:span text:style-name="T222"/></text:span></text:p>
      <text:p text:style-name="P188"><text:span text:style-name="Emphasis"><text:span text:style-name="T231">document.getElementById(“</text:span></text:span><text:span text:style-name="Emphasis"><text:span text:style-name="T232">id”</text:span></text:span><text:span text:style-name="Emphasis"><text:span text:style-name="T231">) – </text:span></text:span><text:span text:style-name="Emphasis"><text:span text:style-name="T236">Retorna o elemento com o ID especificado.</text:span></text:span></text:p>
      <text:p text:style-name="P188"><text:span text:style-name="Emphasis"><text:span text:style-name="T236"/></text:span></text:p>
      <text:p text:style-name="P189"><text:span text:style-name="Emphasis"><text:span text:style-name="T231">document.getElementById(“</text:span></text:span><text:span text:style-name="Emphasis"><text:span text:style-name="T242">id”</text:span></text:span><text:span text:style-name="Emphasis"><text:span text:style-name="T231">).</text:span></text:span><text:span text:style-name="Emphasis"><text:span text:style-name="T232">innerHTML – </text:span></text:span><text:span text:style-name="Emphasis"><text:span text:style-name="T237">Retorna o conteúdo do elemento do ID específico, incluindo tags que tiverem dentro.</text:span></text:span></text:p>
      <text:p text:style-name="P189"><text:span text:style-name="Emphasis"><text:span text:style-name="T237"/></text:span></text:p>
      <text:p text:style-name="P189"><text:span text:style-name="Emphasis"><text:span text:style-name="T231">document.getElementById(“</text:span></text:span><text:span text:style-name="Emphasis"><text:span text:style-name="T242">id”</text:span></text:span><text:span text:style-name="Emphasis"><text:span text:style-name="T231">).</text:span></text:span><text:span text:style-name="Emphasis"><text:span text:style-name="T232">innerText– </text:span></text:span><text:span text:style-name="Emphasis"><text:span text:style-name="T237">Retorna apenas o conteúdo (texto) do elemento do ID específico.</text:span></text:span></text:p>
      <text:p text:style-name="P189"><text:span text:style-name="Emphasis"><text:span text:style-name="T237"/></text:span></text:p>
      <text:p text:style-name="P190"><text:span text:style-name="Emphasis"><text:span text:style-name="T231">document.getElementById(“</text:span></text:span><text:span text:style-name="Emphasis"><text:span text:style-name="T232">id”</text:span></text:span><text:span text:style-name="Emphasis"><text:span text:style-name="T231">).</text:span></text:span><text:span text:style-name="Emphasis"><text:span text:style-name="T233">style</text:span></text:span><text:span text:style-name="Emphasis"><text:span text:style-name="T231"> – </text:span></text:span><text:span text:style-name="Emphasis"><text:span text:style-name="T236">Retorna o</text:span></text:span><text:span text:style-name="Emphasis"><text:span text:style-name="T238">s estilos aplicados na tag daquele ID.</text:span></text:span></text:p>
      <text:p text:style-name="P190"><text:span text:style-name="Emphasis"><text:span text:style-name="T238"/></text:span></text:p>
      <text:p text:style-name="P191"><text:span text:style-name="Emphasis"><text:span text:style-name="T231">document.getElementBy</text:span></text:span><text:span text:style-name="Emphasis"><text:span text:style-name="T234">ClassName</text:span></text:span><text:span text:style-name="Emphasis"><text:span text:style-name="T231">(“</text:span></text:span><text:span text:style-name="Emphasis"><text:span text:style-name="T234">class</text:span></text:span><text:span text:style-name="Emphasis"><text:span text:style-name="T232">”</text:span></text:span><text:span text:style-name="Emphasis"><text:span text:style-name="T231">) – </text:span></text:span><text:span text:style-name="Emphasis"><text:span text:style-name="T239">Retorna todos os elementos <text:s/>que tiverem a classe atual com índice em um array.</text:span></text:span></text:p>
      <text:p text:style-name="P191"><text:span text:style-name="Emphasis"><text:span text:style-name="T239"/></text:span></text:p>
      <text:p text:style-name="P191"><text:span text:style-name="Emphasis"><text:span text:style-name="T231">document.getElementBy</text:span></text:span><text:span text:style-name="Emphasis"><text:span text:style-name="T234">ClassName</text:span></text:span><text:span text:style-name="Emphasis"><text:span text:style-name="T231">(“</text:span></text:span><text:span text:style-name="Emphasis"><text:span text:style-name="T234">class</text:span></text:span><text:span text:style-name="Emphasis"><text:span text:style-name="T232">”</text:span></text:span><text:span text:style-name="Emphasis"><text:span text:style-name="T231">)</text:span></text:span><text:span text:style-name="Emphasis"><text:span text:style-name="T234">[0].innerText – </text:span></text:span><text:span text:style-name="Emphasis"><text:span text:style-name="T239">Retorna o conteúdo da primeira posição da lista de elementos da classe especificada.</text:span></text:span></text:p>
      <text:p text:style-name="P191"><text:span text:style-name="Emphasis"><text:span text:style-name="T239"/></text:span></text:p>
      <text:p text:style-name="P192"><text:span text:style-name="Emphasis"><text:span text:style-name="T235">Document.getElementByTagName(“p”) – </text:span></text:span><text:span text:style-name="Emphasis"><text:span text:style-name="T240">Retorna uma lista com todos os elementos com a tag “p”.</text:span></text:span></text:p>
      <text:p text:style-name="P192"><text:span text:style-name="Emphasis"><text:span text:style-name="T240"/></text:span></text:p>
      <text:p text:style-name="P192"><text:span text:style-name="Emphasis"><text:span text:style-name="T240"/></text:span></text:p>
      <text:p text:style-name="P191"><text:span text:style-name="Emphasis"><text:span text:style-name="T23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08T16:19:51.115697319</dc:date>
    <meta:editing-duration>P1DT13H48M28S</meta:editing-duration>
    <meta:editing-cycles>102</meta:editing-cycles>
    <meta:generator>LibreOffice/6.4.7.2$Linux_X86_64 LibreOffice_project/40$Build-2</meta:generator>
    <meta:document-statistic meta:table-count="0" meta:image-count="7" meta:object-count="0" meta:page-count="20" meta:paragraph-count="381" meta:word-count="5055" meta:character-count="31601" meta:non-whitespace-character-count="26742"/>
  </office:meta>
</office:document-meta>
</file>